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dcc1"/>
    </style:style>
    <style:style style:name="P2" style:family="paragraph" style:parent-style-name="Standard">
      <style:text-properties officeooo:rsid="0008af60" officeooo:paragraph-rsid="0008af60"/>
    </style:style>
    <style:style style:name="P3" style:family="paragraph" style:parent-style-name="Standard">
      <style:text-properties fo:language="en" fo:country="US" officeooo:rsid="0008af60" officeooo:paragraph-rsid="0008af60"/>
    </style:style>
    <style:style style:name="T1" style:family="text">
      <style:text-properties officeooo:rsid="0007dcc1"/>
    </style:style>
    <style:style style:name="T2" style:family="text">
      <style:text-properties fo:language="es" fo:country="A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ASE 12 - </text:span>Sensatez y completitud de la Lógica de Hoare </text:p>
      <text:p text:style-name="P1"/>
      <text:p text:style-name="P2"><text:span text:style-name="T2">Ejercicio. Obtener las formas de las computaciones de las otras instrucciones. </text:span></text:p>
      <text:p text:style-name="P3">Por ejemplo del while se tienen 5? formas</text:p>
      <text:p text:style-name="P3"><text:tab/>que se quede iterando porque es while true</text:p>
      <text:p text:style-name="P3"><text:tab/>que se quede iterando porque su cuerpo loopea</text:p>
      <text:p text:style-name="P3"><text:tab/>que no loopee porque no se cumple</text:p>
      <text:p text:style-name="P3"><text:tab/>que termine en algun momento porque ya no se cumple mas el condicional</text:p>
      <text:p text:style-name="P3"><text:tab/>?</text:p>
      <text:p text:style-name="P3"/>
      <text:p text:style-name="P3">La induccion tiene una nocion de orden de piso al techo, usando propiedades que ya demostraste, componiendo minimales para construir un algo mayor.</text:p>
      <text:p text:style-name="P3"/>
      <text:p text:style-name="P3">Completitud del metodo H</text:p>
      <text:p text:style-name="P3">Ejemplo a) a partir de p se tiene q entonces vale lo siguiente</text:p>
      <text:p text:style-name="P3"/>
      <text:p text:style-name="P3">Ejemplo b) si vale esto quiero poder probar que vale lo otro</text:p>
      <text:p text:style-name="P3"><text:tab/><text:tab/>→ estos dos programas son mas simples que el if.else</text:p>
      <text:p text:style-name="P3"><text:tab/><text:tab/>→ entonces se pueden probar esas dos con ind estruct</text:p>
      <text:p text:style-name="P3"/>
      <text:p text:style-name="P3"/>
      <text:p text:style-name="P3">5 pasos</text:p>
      <text:p text:style-name="P3">skip es verdadero</text:p>
      <text:p text:style-name="P3">sec es sensata</text:p>
      <text:p text:style-name="P3">asi es sensata</text:p>
      <text:p text:style-name="P3">if else es sensato?</text:p>
      <text:p text:style-name="P3">comp del while</text:p>
      <text:p text:style-name="P2"><text:span text:style-name="T2"><text:tab/></text:span></text:p>
      <text:p text:style-name="P2"><text:span text:style-name="T2"/></text:p>
      <text:p text:style-name="P3">¿Impacta en la automatización que la completitud de H no sea absoluta? </text:p>
      <text:p text:style-name="P3"><text:tab/>Si, porq no hay algo que se pueda pasar de una, hay que meter mano poniendo “parches” para</text:p>
      <text:p text:style-name="P3"><text:tab/>poder demostrar algunas cosas. Debido a la incompletitud de la axiomatica</text:p>
      <text:p text:style-name="P3"/>
      <text:p text:style-name="P3"/>
      <text:p text:style-name="P3">Senzatez del metodo H*</text:p>
      <text:p text:style-name="P3"><text:tab/>asumo que no terimina, y en la demostracion se encuentra que no termina, llegamos a una <text:tab/>contradiccion</text:p>
      <text:p text:style-name="P3"/>
      <text:p text:style-name="P3">Completitud del metodo H*</text:p>
      <text:p text:style-name="P3"><text:tab/>T puede ser cualquier computable?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mbria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mbria" fo:font-family="Cambria" style:font-family-generic="roman" fo:font-size="11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9:07:08.002000000</meta:creation-date>
    <dc:date>2025-05-27T20:08:56.677000000</dc:date>
    <meta:editing-duration>PT1H1M50S</meta:editing-duration>
    <meta:editing-cycles>2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28" meta:word-count="228" meta:character-count="1279" meta:non-whitespace-character-count="1060"/>
  </office:meta>
</office:document-meta>
</file>